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3.3055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1.3291in"/>
    </style:style>
    <style:style style:name="co6" style:family="table-column">
      <style:table-column-properties fo:break-before="auto" style:column-width="1.5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eller Part Number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mplete Hardware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/>
          <table:table-cell office:value-type="string" calcext:value-type="string">
            <text:p>Self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mentary Pushbutton Switch - 12mm Squ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COM-09190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lor Buttons – 4-p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1446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Fun Thing Plus - ESP32 WROOM (U.F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float" office:value="20.95" calcext:value-type="float">
            <text:p>20.9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WRL-1738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Fun TFT LCD Breakout - 1.8" (128x16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float" office:value="29.95" calcext:value-type="float">
            <text:p>29.9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LCD-151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Fun Thumb Joystick Break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BOB-091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umb Joyst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COM-090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ni Speaker - PC Mount 12mm 2.048kH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COM-079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K OHM Resist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thium Ion Battery – 2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float" office:value="12.95" calcext:value-type="float">
            <text:p>12.9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138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Fun Qwiic 12 Bit ADC - 4 Channel (ADS101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float" office:value="9.95" calcext:value-type="float">
            <text:p>9.9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DEV-1533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 Head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001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eak Away Headers – Straig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001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ustom PCB – tent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/>
          <table:table-cell office:value-type="string" calcext:value-type="string">
            <text:p>Researching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CB Design and Gerber Fi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/>
          <table:table-cell office:value-type="string" calcext:value-type="string">
            <text:p>Self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agleCAD Free Ver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gl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LDER LF SN96 21GAUGE .25LB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float" office:value="33.74" calcext:value-type="float">
            <text:p>33.7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3-1102-N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OLDER BRAID ROSIN 0.1" 5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float" office:value="4.33" calcext:value-type="float">
            <text:p>4.3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3-1169-N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xar Professional LSDMI32GBNL633A 633x Micro SDHC 32GB UHS-I Card with SD Adap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float" office:value="12.99" calcext:value-type="float">
            <text:p>12.99</text:p>
          </table:table-cell>
          <table:table-cell office:value-type="string" calcext:value-type="string">
            <text:p>Staples</text:p>
          </table:table-cell>
          <table:table-cell office:value-type="float" office:value="24359322" calcext:value-type="float">
            <text:p>2435932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4:14:15.4354991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3:41:09.387530816</meta:creation-date>
    <dc:date>2021-02-19T14:20:59.724520737</dc:date>
    <meta:editing-duration>PT21M56S</meta:editing-duration>
    <meta:editing-cycles>5</meta:editing-cycles>
    <meta:generator>LibreOffice/6.4.6.2$Linux_X86_64 LibreOffice_project/40$Build-2</meta:generator>
    <meta:document-statistic meta:table-count="1" meta:cell-count="134" meta:object-count="0"/>
  </office:meta>
</office:document-meta>
</file>